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ddc5" officeooo:paragraph-rsid="000bddc5"/>
    </style:style>
    <style:style style:name="P2" style:family="paragraph" style:parent-style-name="Standard">
      <style:text-properties officeooo:rsid="000cec5d" officeooo:paragraph-rsid="000cec5d"/>
    </style:style>
    <style:style style:name="P3" style:family="paragraph" style:parent-style-name="Standard">
      <style:text-properties officeooo:rsid="001059af" officeooo:paragraph-rsid="001059af"/>
    </style:style>
    <style:style style:name="P4" style:family="paragraph" style:parent-style-name="Standard">
      <style:text-properties officeooo:rsid="001275fd" officeooo:paragraph-rsid="001275fd"/>
    </style:style>
    <style:style style:name="P5" style:family="paragraph" style:parent-style-name="Standard">
      <style:text-properties officeooo:rsid="0012eb9e" officeooo:paragraph-rsid="0012eb9e"/>
    </style:style>
    <style:style style:name="P6" style:family="paragraph" style:parent-style-name="Standard">
      <style:text-properties officeooo:rsid="00138a39" officeooo:paragraph-rsid="00138a39"/>
    </style:style>
    <style:style style:name="P7" style:family="paragraph" style:parent-style-name="Standard">
      <style:text-properties officeooo:rsid="00138a39" officeooo:paragraph-rsid="0014d2a9"/>
    </style:style>
    <style:style style:name="P8" style:family="paragraph" style:parent-style-name="Standard">
      <style:text-properties officeooo:rsid="0014d2a9" officeooo:paragraph-rsid="0014d2a9"/>
    </style:style>
    <style:style style:name="P9" style:family="paragraph" style:parent-style-name="Standard">
      <style:text-properties officeooo:rsid="00153a5f" officeooo:paragraph-rsid="00153a5f"/>
    </style:style>
    <style:style style:name="P10" style:family="paragraph" style:parent-style-name="Standard">
      <style:text-properties officeooo:rsid="00161514" officeooo:paragraph-rsid="00161514"/>
    </style:style>
    <style:style style:name="P11" style:family="paragraph" style:parent-style-name="Standard">
      <style:text-properties officeooo:rsid="0016e1db" officeooo:paragraph-rsid="0016e1db"/>
    </style:style>
    <style:style style:name="P12" style:family="paragraph" style:parent-style-name="Standard">
      <style:text-properties officeooo:rsid="00188f08" officeooo:paragraph-rsid="00188f08"/>
    </style:style>
    <style:style style:name="P13" style:family="paragraph" style:parent-style-name="Standard">
      <style:text-properties officeooo:rsid="0019be98" officeooo:paragraph-rsid="0019be98"/>
    </style:style>
    <style:style style:name="P14" style:family="paragraph" style:parent-style-name="Standard">
      <style:text-properties officeooo:rsid="001a73d5" officeooo:paragraph-rsid="001a73d5"/>
    </style:style>
    <style:style style:name="P15" style:family="paragraph" style:parent-style-name="Standard">
      <style:text-properties officeooo:rsid="001ba8b1" officeooo:paragraph-rsid="001ba8b1"/>
    </style:style>
    <style:style style:name="P16" style:family="paragraph" style:parent-style-name="Standard">
      <style:text-properties officeooo:rsid="001cee11" officeooo:paragraph-rsid="001cee11"/>
    </style:style>
    <style:style style:name="P17" style:family="paragraph" style:parent-style-name="Standard">
      <style:text-properties officeooo:rsid="001eae02" officeooo:paragraph-rsid="001eae02"/>
    </style:style>
    <style:style style:name="T1" style:family="text">
      <style:text-properties officeooo:rsid="000eeba9"/>
    </style:style>
    <style:style style:name="T2" style:family="text">
      <style:text-properties officeooo:rsid="0010e1e1"/>
    </style:style>
    <style:style style:name="T3" style:family="text">
      <style:text-properties officeooo:rsid="00138a39"/>
    </style:style>
    <style:style style:name="T4" style:family="text">
      <style:text-properties officeooo:rsid="0014d2a9"/>
    </style:style>
    <style:style style:name="T5" style:family="text">
      <style:text-properties officeooo:rsid="00157105"/>
    </style:style>
    <style:style style:name="T6" style:family="text">
      <style:text-properties officeooo:rsid="00161514"/>
    </style:style>
    <style:style style:name="T7" style:family="text">
      <style:text-properties officeooo:rsid="0016e1db"/>
    </style:style>
    <style:style style:name="T8" style:family="text">
      <style:text-properties officeooo:rsid="001cbde6"/>
    </style:style>
    <style:style style:name="T9" style:family="text">
      <style:text-properties officeooo:rsid="001db7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ksamen 2011 – inf 1060</text:p>
      <text:p text:style-name="P1"/>
      <text:p text:style-name="P2">1a)<text:tab/>Interups er noe som et “ekstrent” device sender inn til CPU-en om at noe har skjedd. Er som oftest forskjellige I/O-devices som sender ut interup, <text:span text:style-name="T1">f.eks. Klokken sender en interupt til CPU-en om at en viss tid har gått. Hvis CPU-en følger en preemtiv schedulering vil denne interuten <text:s/>(som alle adre interupts) avbryte</text:span> <text:span text:style-name="T1">CPU-en den vil så <text:s/>ifølge en protokoll ta hånd om det som skapte interupten. F.eks bytte til neste prosess I køen. Interupts er gjerne noe vi ønsker, noe som er forutsett og vi vet hvordan håndere.</text:span></text:p>
      <text:p text:style-name="P2"><text:tab/><text:span text:style-name="T1">Exceptions derimot er uønskede, gjerne uforutsette hendelser, som f.eks at man deler på 0. Siden de er uforutsette så er det også vannskelig å kunne behandle dem. Så I mange tilfeller vil en exception føre til en prossess terminering.</text:span></text:p>
      <text:p text:style-name="P2"/>
      <text:p text:style-name="P3">1b) Fork lager en ny bare prossess som har alle de samme instance verdiene som foreldreprossessen idet fork() ble kalt. <text:span text:style-name="T2">Retur verdien I barneprossessen er 0. I foreldre prossessen er den PID til barneporssessen. Og ved en feil vil den være -1 og en errno vil være satt.</text:span></text:p>
      <text:p text:style-name="P3"/>
      <text:p text:style-name="P4">1c)<text:tab/></text:p>
      <text:p text:style-name="P4"><text:tab/></text:p>
      <text:p text:style-name="P4"><text:tab/>CPU – Round Robin</text:p>
      <text:p text:style-name="P4"><text:tab/>Disk – FCFS</text:p>
      <text:p text:style-name="P4"/>
      <text:p text:style-name="P4"/>
      <text:p text:style-name="P5">A, B – I/O bound<text:tab/>1ms CPU<text:tab/>15ms Disk</text:p>
      <text:p text:style-name="P5">C, D – CPU bound<text:tab/>max CPU</text:p>
      <text:p text:style-name="P5"/>
      <text:p text:style-name="P5">Start:<text:tab/>A, B, C, D</text:p>
      <text:p text:style-name="P5"/>
      <text:p text:style-name="P5">1.<text:tab/>Ser bort I fra contex switching og tiden brukt her</text:p>
      <text:p text:style-name="P5"><text:tab/><text:span text:style-name="T3">Ved tider hvor CPU og Disk er ferdig samtidig antar jeg at prossesssen på CPUen lander før <text:tab/>Disk I round robin køen.</text:span></text:p>
      <text:p text:style-name="P5"/>
      <text:p text:style-name="P5">1ms</text:p>
      <text:p text:style-name="P6">CPU -<text:tab/>A B C D C D C D C D C D C D C D C <text:span text:style-name="T4">D A C D C D C D C D C D C D C D B C D C D C <text:tab/>D C D C D C D C D A C D |C D C D C D C D C D </text:span></text:p>
      <text:p text:style-name="P7">Disk - <text:s text:c="5"/>A--------------------------------------- <text:s/><text:span text:style-name="T4">B--------------------------------------- A--------------------</text:span></text:p>
      <text:p text:style-name="P7"><text:span text:style-name="T4"><text:tab/>------------------- B------------|---------------------------</text:span></text:p>
      <text:p text:style-name="P5"/>
      <text:p text:style-name="P8">10ms</text:p>
      <text:p text:style-name="P8">CPU – A<text:tab/>B<text:tab/>C-------D-------A<text:tab/><text:span text:style-name="T6">|</text:span>B<text:tab/>C<text:tab/>D<text:tab/>A<text:tab/>B<text:tab/><text:tab/><text:tab/></text:p>
      <text:p text:style-name="P8">Disk – <text:s text:c="3"/>A------------B-----------<text:tab/> <text:s text:c="3"/>A----<text:span text:style-name="T6">|</text:span>------B--------- <text:s/></text:p>
      <text:p text:style-name="P8"/>
      <text:p text:style-name="P8">100ms </text:p>
      <text:p text:style-name="P8">CPU – A <text:tab/><text:tab/>A<text:tab/><text:tab/>A<text:tab/><text:tab/>A<text:tab/> <text:s text:c="3"/>|<text:tab/><text:tab/><text:tab/></text:p>
      <text:p text:style-name="P8">Disk - <text:tab/> <text:s text:c="3"/>A -----------<text:tab/> <text:s text:c="3"/>A----------<text:tab/> <text:s text:c="2"/>A------------- <text:s text:c="4"/>A ------|</text:p>
      <text:p text:style-name="P1"/>
      <text:p text:style-name="P1"/>
      <text:p text:style-name="P9">Ser Utifra tegningen når hvilke prossesser kjører på CPUen og når de stemme repektivly med Diskreaden. <text:span text:style-name="T5">| betyr at her er 50 ms grensen</text:span></text:p>
      <text:p text:style-name="P9"/>
      <text:p text:style-name="P9"/>
      <text:p text:style-name="P10">2.</text:p>
      <text:p text:style-name="P10"/>
      <text:p text:style-name="P10"><text:soft-page-break/>1m: <text:tab/>CPU utnytelse:100% (alltid noe på CPUen, har nå for enkelthetens skyld sett vett fra <text:tab/><text:tab/><text:tab/><text:tab/>context switching)</text:p>
      <text:p text:style-name="P10"><text:tab/>Disk utnytelse:49/50 ms er disken I verksatt (1ms er A på CPU så disken har ikke staret <text:tab/><text:tab/><text:tab/><text:tab/>ennå) dette tilsvarer 98%</text:p>
      <text:p text:style-name="P10"/>
      <text:p text:style-name="P10"><text:tab/></text:p>
      <text:p text:style-name="P10">10ms:<text:tab/>CPU utnytelse: <text:span text:style-name="T7">Full utnyttelse av CPU når C, D kjører bare 1/10 når A, B kjører. Ser at <text:tab/><text:tab/><text:tab/><text:tab/>utnyttelsen for de 50 førtse ms er. (1+1+10+10+1)/50 = 23/50 = 46%. Hadde <text:tab/><text:tab/><text:tab/>vi tatt en større timeslice ville vi sett at denne nærmet seg en verdi på litt over <text:tab/><text:tab/><text:tab/>50%<text:tab/></text:span></text:p>
      <text:p text:style-name="P10"><text:tab/>Disk utnytelse: <text:span text:style-name="T7">(15+15+10)/50 = 40/50 = 80%</text:span></text:p>
      <text:p text:style-name="P10"/>
      <text:p text:style-name="P11">100ms CPU utnytelse: A kjører 4 ganger på 50 ms tilsvarer 8%</text:p>
      <text:p text:style-name="P11"><text:tab/>Disk utnytelse: 4 pauser på 1ms hver 3 fulle kjøringer + akkurat startet en som kjører I 1ms. <text:tab/><text:tab/><text:tab/>Tilsvarer (15 + 15+ 15+ 1)/50 = 46/50 = 92%</text:p>
      <text:p text:style-name="P11"><text:tab/><text:tab/><text:tab/><text:tab/></text:p>
      <text:p text:style-name="P11"/>
      <text:p text:style-name="P12">3.</text:p>
      <text:p text:style-name="P12"><text:tab/>Her ville jeg helt tydelig brukt time slicen på 1ms for da får man max utnyttelse av både disken og CPUen. Men når man tar med Context switching inn I bildet så kan det fort hende at dette ikke hadde lønnet seg lenger. Den med 10ms har en litt for dårlig generell utnyttelse av CPUen så det ideellet hadde nok vært et sted midt mellom disse. </text:p>
      <text:p text:style-name="P12"/>
      <text:p text:style-name="P12"/>
      <text:p text:style-name="P13">1d)</text:p>
      <text:p text:style-name="P13"/>
      <text:p text:style-name="P14">Page = 4KB</text:p>
      <text:p text:style-name="P14">32- bit virtuelt minne</text:p>
      <text:p text:style-name="P14"/>
      <text:p text:style-name="P14">DENNE MÅ GJØRES PÅ ARK!</text:p>
      <text:p text:style-name="P14"/>
      <text:p text:style-name="P14"/>
      <text:p text:style-name="P14">1e)</text:p>
      <text:p text:style-name="P14">TLB er en tabell I cashen som inneholder en oversikt over de mest brukte sidene. Når CPUen skal finne noe så leter den først her, hvis den finner det, supert, hvis den ikke finner det så må den sjekke minnet også. Finner den det heller ikke her da genereres det en pagefault og den må lete etter informasjonen på disk. Det vil ta litt lenger tid hvis du skal hente ut noe fra disk, men tiden man sparer på at ofte brukt informsajon ligger på cache er vell tjent.</text:p>
      <text:p text:style-name="P14"/>
      <text:p text:style-name="P15">1f)</text:p>
      <text:p text:style-name="P15">Mailboxes er en måte to prosesser kan snakke sammen. <text:span text:style-name="T8">Siden prossesser I utgangspunktet tror de er alene I verden så vet de heller ikke om andre eksisterende prossesser. Det har derfor vært nødvendig å lage noe som gjør at disse prossessene kan snakke ssammen og dele informasjon. Malboxing er en slik metode. Det sendes data inn og det kan hentes data ut av en anne prosseess. Begge prossesser kan sende og motta og den prosessen som motar vil også få et signal om at noe har blitt motatt. Da kan prossessen som får dette signalet avgjøre hva som skal gjøres videre.</text:span></text:p>
      <text:p text:style-name="P15"/>
      <text:p text:style-name="P15"/>
      <text:p text:style-name="P16">2a) 2</text:p>
      <text:p text:style-name="P16">2b) 4</text:p>
      <text:p text:style-name="P16">2c) 3</text:p>
      <text:p text:style-name="P16">2d) 1</text:p>
      <text:p text:style-name="P16"><text:soft-page-break/>2e) 1</text:p>
      <text:p text:style-name="P16"/>
      <text:p text:style-name="P16"/>
      <text:p text:style-name="P16"/>
      <text:p text:style-name="P16">3.1 SANN</text:p>
      <text:p text:style-name="P16">3.2 USANN</text:p>
      <text:p text:style-name="P16">3.3 USANN</text:p>
      <text:p text:style-name="P16">3.4 SANN</text:p>
      <text:p text:style-name="P16">3.5 <text:span text:style-name="T9">USANN</text:span></text:p>
      <text:p text:style-name="P16"/>
      <text:p text:style-name="P16"/>
      <text:p text:style-name="P17">5a) 5</text:p>
      <text:p text:style-name="P17">5a) 5</text:p>
      <text:p text:style-name="P17">5c) 2</text:p>
      <text:p text:style-name="P17">5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4:23:18.692638344</meta:creation-date>
    <dc:date>2015-12-11T18:05:31.048359878</dc:date>
    <meta:editing-duration>P5DT2H41M13S</meta:editing-duration>
    <meta:editing-cycles>19</meta:editing-cycles>
    <meta:generator>LibreOffice/5.0.2.2$Linux_X86_64 LibreOffice_project/00m0$Build-2</meta:generator>
    <meta:document-statistic meta:table-count="0" meta:image-count="0" meta:object-count="0" meta:page-count="3" meta:paragraph-count="57" meta:word-count="804" meta:character-count="4257" meta:non-whitespace-character-count="3415"/>
  </office:meta>
</office:document-meta>
</file>